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48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15" calcext:value-type="float">
            <text:p>115</text:p>
          </table:table-cell>
          <table:table-cell table:style-name="ce7" table:formula="of:=COUNTIF([.B7:.B135];&quot;X&quot;)" office:value-type="float" office:value="91" calcext:value-type="float">
            <text:p>91</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33" calcext:value-type="float">
            <text:p>133</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2">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2">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5">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 table:number-rows-repeated="1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6" table:number-rows-repeated="1047570">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6">00/00/0000</text:date>, <text:time style:data-style-name="N2" text:time-value="20:10:12.8623162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06T20:11:33.075309287</dc:date>
    <meta:editing-duration>PT9H1M42S</meta:editing-duration>
    <meta:editing-cycles>140</meta:editing-cycles>
    <meta:document-statistic meta:table-count="1" meta:cell-count="671" meta:object-count="0"/>
  </office:meta>
</office:document-meta>
</file>